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09e" officeooo:paragraph-rsid="001b009e"/>
    </style:style>
    <style:style style:name="P2" style:family="paragraph" style:parent-style-name="Standard">
      <style:text-properties officeooo:rsid="001de753" officeooo:paragraph-rsid="001de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>1) aabbcc</text:p>
      <text:p text:style-name="P1">Producciones:</text:p>
      <text:p text:style-name="P1">A→aB</text:p>
      <text:p text:style-name="P1">A→a</text:p>
      <text:p text:style-name="P1">B→bc</text:p>
      <text:p text:style-name="P1">C→c</text:p>
      <text:p text:style-name="P1"/>
      <text:p text:style-name="P2">A<text:tab/>a(Abc)</text:p>
      <text:p text:style-name="P2"/>
      <text:p text:style-name="P1">2) 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22:28:53.791582855</meta:creation-date>
    <dc:date>2023-08-08T22:47:41.673297418</dc:date>
    <meta:editing-duration>PT18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2" meta:character-count="60" meta:non-whitespace-character-count="55"/>
  </office:meta>
</office:document-meta>
</file>